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fo:language="fr" fo:country="FR"/>
    </style:style>
    <style:style style:name="T1" style:family="text">
      <style:text-properties fo:language="fr" fo:country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tersperse <text:span text:style-name="T1">entrecouper</text:span></text:p>
      <text:p text:style-name="Standard">a nap <text:s/>sieste</text:p>
      <text:p text:style-name="Standard">rooted <text:s/>enraciné</text:p>
      <text:p text:style-name="Standard">to stem from provenir de </text:p>
      <text:p text:style-name="Standard">lexhaustion <text:span text:style-name="T1">épuisement</text:span></text:p>
      <text:p text:style-name="Standard">alluring attirant</text:p>
      <text:p text:style-name="Standard">to rake in <text:s/>I<text:span text:style-name="T1">rapporter (argent)</text:span></text:p>
      <text:p text:style-name="Standard">immersed <text:s/><text:span text:style-name="T1">plongé</text:span></text:p>
      <text:p text:style-name="Standard">lmesmerized <text:s/><text:span text:style-name="T1">hypnotisé</text:span></text:p>
      <text:p text:style-name="Standard">lto unfold <text:s/>se dérouler</text:p>
      <text:p text:style-name="Standard">to glue <text:s/>coller</text:p>
      <text:p text:style-name="Standard"/>
      <text:p text:style-name="Standard">True/False korean coffee</text:p>
      <text:p text:style-name="Standard">True</text:p>
      <text:p text:style-name="Standard">2 False he plays 50 hours non-stop and with occasional toilet break and nap</text:p>
      <text:p text:style-name="Standard">3 False the man he died from cardiac arrest</text:p>
      <text:p text:style-name="Standard">4 <text:s/>True</text:p>
      <text:p text:style-name="Standard">5 <text:s/>True</text:p>
      <text:p text:style-name="Standard">6 False lee had recently been fired from this jobs beceause he was already absent to attribuated obsession with gaming</text:p>
      <text:p text:style-name="Standard">7 True</text:p>
      <text:p text:style-name="Standard">8 TRU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arathon an epic</text:p>
      <text:p text:style-name="Standard">intersperded sprinkled</text:p>
      <text:p text:style-name="Standard">engrossed immersed</text:p>
      <text:p text:style-name="Standard">rooted fixed</text:p>
      <text:p text:style-name="Standard">resuscitate revived</text:p>
      <text:p text:style-name="Standard">alluring attractive</text:p>
      <text:p text:style-name="Standard">rake in earn</text:p>
      <text:p text:style-name="Standard">obsession fixation</text:p>
      <text:p text:style-name="Standard">immersed</text:p>
      <text:p text:style-name="Standard">mesmerized <text:span text:style-name="T1">spelbound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GB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L</meta:initial-creator>
    <meta:creation-date>2021-02-04T12:52:00</meta:creation-date>
    <dc:creator>maeva lesaffre</dc:creator>
    <dc:date>2021-04-21T16:53:39.35</dc:date>
    <meta:editing-cycles>10</meta:editing-cycles>
    <meta:editing-duration>PT1H9M16S</meta:editing-duration>
    <meta:generator>OpenOffice/4.1.5$Win32 OpenOffice.org_project/415m1$Build-9789</meta:generator>
    <meta:document-statistic meta:table-count="0" meta:image-count="0" meta:object-count="0" meta:page-count="2" meta:paragraph-count="30" meta:word-count="109" meta:character-count="680"/>
  </office:meta>
</office:document-meta>
</file>